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y= Repairs per yea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1=age of ho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2=number of storms per mont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3=number of days spent on maintenance per month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Age of Home(x)</text:p>
          </table:table-cell>
          <table:table-cell office:value-type="string" calcext:value-type="string">
            <text:p>Storms/month</text:p>
          </table:table-cell>
          <table:table-cell office:value-type="string" calcext:value-type="string">
            <text:p>Days Maintenance</text:p>
          </table:table-cell>
          <table:table-cell office:value-type="string" calcext:value-type="string">
            <text:p>Repairs per year(y)</text:p>
          </table:table-cell>
          <table:table-cell table:number-columns-repeated="2"/>
          <table:table-cell office:value-type="string" calcext:value-type="string">
            <text:p>Remove Storms/ month from this model. Find the multiple regression model for this data and estimate the repairs for 10 years old home and 17.2 repairs per yea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CORREL([.B10:.B19]; [.D10:.D19])" office:value-type="float" office:value="-0.291954419330176" calcext:value-type="float">
            <text:p>-0.2919544193301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4.9" calcext:value-type="float">
            <text:p>4.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2:.$B$31] ; [.$D$22:.$D$31])" office:value-type="float" office:value="0.97790747205178" calcext:value-type="float">
            <text:p>0.97790747205178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2:.$C$31] ; [.$D$22:.$D$31])" office:value-type="float" office:value="0.0431158235719662" calcext:value-type="float">
            <text:p>0.04311582357196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2:.$B$31] ; [.$D$22:.$D$31])" office:value-type="float" office:value="0.477314565528871" calcext:value-type="float">
            <text:p>0.477314565528871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C$22:.$C$31] ; [.$D$22:.$D$31])" office:value-type="float" office:value="1.80971149754512" calcext:value-type="float">
            <text:p>1.809711497545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2:.$B$31] ; [.$D$22:.$D$31])" office:value-type="float" office:value="1.13072692984263" calcext:value-type="float">
            <text:p>1.13072692984263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22:.$C$31] ; [.$D$22:.$D$31])" office:value-type="float" office:value="-0.136780716628897" calcext:value-type="float">
            <text:p>-0.1367807166288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2:.$B$31] ; [.$D$22:.$D$31])" office:value-type="float" office:value="4.54106907972932" calcext:value-type="float">
            <text:p>4.54106907972932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22:.$C$31] ; [.$D$22:.$D$31])" office:value-type="float" office:value="13.5508343766343" calcext:value-type="float">
            <text:p>13.55083437663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e of Home(x)</text:p>
          </table:table-cell>
          <table:table-cell office:value-type="string" calcext:value-type="string">
            <text:p>Days Maintenance</text:p>
          </table:table-cell>
          <table:table-cell office:value-type="string" calcext:value-type="string">
            <text:p>Repairs per year(y)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formula="of:=INDEX([.$D$22:.$D$31]; 1; 1)" office:value-type="float" office:value="1.3" calcext:value-type="float">
            <text:p>1.3</text:p>
          </table:table-cell>
          <table:table-cell table:formula="of:=[.$H$19] * [.$G$22] + [.$H$20]" office:value-type="float" office:value="6.01101408852475" calcext:value-type="float">
            <text:p>6.01101408852475</text:p>
          </table:table-cell>
          <table:table-cell/>
          <table:table-cell table:formula="of:=INDEX([.$D$22:.$D$31]; 1; 1)" office:value-type="float" office:value="1.3" calcext:value-type="float">
            <text:p>1.3</text:p>
          </table:table-cell>
          <table:table-cell table:formula="of:=[.$K$19] * [.$J$22] + [.$K$20]" office:value-type="float" office:value="13.3730194450167" calcext:value-type="float">
            <text:p>13.3730194450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.5" calcext:value-type="float">
            <text:p>14.5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INDEX([.$D$22:.$D$31]; 2; 1)" office:value-type="float" office:value="2.2" calcext:value-type="float">
            <text:p>2.2</text:p>
          </table:table-cell>
          <table:table-cell table:formula="of:=[.$H$19] * [.$G$23] + [.$H$20]" office:value-type="float" office:value="7.02866832538312" calcext:value-type="float">
            <text:p>7.02866832538312</text:p>
          </table:table-cell>
          <table:table-cell/>
          <table:table-cell table:formula="of:=INDEX([.$D$22:.$D$31]; 2; 1)" office:value-type="float" office:value="2.2" calcext:value-type="float">
            <text:p>2.2</text:p>
          </table:table-cell>
          <table:table-cell table:formula="of:=[.$K$19] * [.$J$23] + [.$K$20]" office:value-type="float" office:value="13.2499168000507" calcext:value-type="float">
            <text:p>13.2499168000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table:formula="of:=INDEX([.$D$22:.$D$31]; 3; 1)" office:value-type="float" office:value="3.7" calcext:value-type="float">
            <text:p>3.7</text:p>
          </table:table-cell>
          <table:table-cell table:formula="of:=[.$H$19] * [.$G$24] + [.$H$20]" office:value-type="float" office:value="8.72475872014707" calcext:value-type="float">
            <text:p>8.72475872014707</text:p>
          </table:table-cell>
          <table:table-cell/>
          <table:table-cell table:formula="of:=INDEX([.$D$22:.$D$31]; 3; 1)" office:value-type="float" office:value="3.7" calcext:value-type="float">
            <text:p>3.7</text:p>
          </table:table-cell>
          <table:table-cell table:formula="of:=[.$K$19] * [.$J$24] + [.$K$20]" office:value-type="float" office:value="13.0447457251074" calcext:value-type="float">
            <text:p>13.0447457251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table:formula="of:=INDEX([.$D$22:.$D$31]; 4; 1)" office:value-type="float" office:value="4.1" calcext:value-type="float">
            <text:p>4.1</text:p>
          </table:table-cell>
          <table:table-cell table:formula="of:=[.$H$19] * [.$G$25] + [.$H$20]" office:value-type="float" office:value="9.17704949208412" calcext:value-type="float">
            <text:p>9.17704949208412</text:p>
          </table:table-cell>
          <table:table-cell/>
          <table:table-cell table:formula="of:=INDEX([.$D$22:.$D$31]; 4; 1)" office:value-type="float" office:value="4.1" calcext:value-type="float">
            <text:p>4.1</text:p>
          </table:table-cell>
          <table:table-cell table:formula="of:=[.$K$19] * [.$J$25] + [.$K$20]" office:value-type="float" office:value="12.9900334384558" calcext:value-type="float">
            <text:p>12.9900334384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table:formula="of:=INDEX([.$D$22:.$D$31]; 5; 1)" office:value-type="float" office:value="4.9" calcext:value-type="float">
            <text:p>4.9</text:p>
          </table:table-cell>
          <table:table-cell table:formula="of:=[.$H$19] * [.$G$26] + [.$H$20]" office:value-type="float" office:value="10.0816310359582" calcext:value-type="float">
            <text:p>10.0816310359582</text:p>
          </table:table-cell>
          <table:table-cell/>
          <table:table-cell table:formula="of:=INDEX([.$D$22:.$D$31]; 5; 1)" office:value-type="float" office:value="4.9" calcext:value-type="float">
            <text:p>4.9</text:p>
          </table:table-cell>
          <table:table-cell table:formula="of:=[.$K$19] * [.$J$26] + [.$K$20]" office:value-type="float" office:value="12.8806088651527" calcext:value-type="float">
            <text:p>12.8806088651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table:formula="of:=INDEX([.$D$22:.$D$31]; 6; 1)" office:value-type="float" office:value="5.2" calcext:value-type="float">
            <text:p>5.2</text:p>
          </table:table-cell>
          <table:table-cell table:formula="of:=[.$H$19] * [.$G$27] + [.$H$20]" office:value-type="float" office:value="10.420849114911" calcext:value-type="float">
            <text:p>10.420849114911</text:p>
          </table:table-cell>
          <table:table-cell/>
          <table:table-cell table:formula="of:=INDEX([.$D$22:.$D$31]; 6; 1)" office:value-type="float" office:value="5.2" calcext:value-type="float">
            <text:p>5.2</text:p>
          </table:table-cell>
          <table:table-cell table:formula="of:=[.$K$19] * [.$J$27] + [.$K$20]" office:value-type="float" office:value="12.839574650164" calcext:value-type="float">
            <text:p>12.839574650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NDEX([.$D$22:.$D$31]; 7; 1)" office:value-type="float" office:value="6" calcext:value-type="float">
            <text:p>6</text:p>
          </table:table-cell>
          <table:table-cell table:formula="of:=[.$H$19] * [.$G$28] + [.$H$20]" office:value-type="float" office:value="11.3254306587851" calcext:value-type="float">
            <text:p>11.3254306587851</text:p>
          </table:table-cell>
          <table:table-cell/>
          <table:table-cell table:formula="of:=INDEX([.$D$22:.$D$31]; 7; 1)" office:value-type="float" office:value="6" calcext:value-type="float">
            <text:p>6</text:p>
          </table:table-cell>
          <table:table-cell table:formula="of:=[.$K$19] * [.$J$28] + [.$K$20]" office:value-type="float" office:value="12.7301500768609" calcext:value-type="float">
            <text:p>12.73015007686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formula="of:=INDEX([.$D$22:.$D$31]; 8; 1)" office:value-type="float" office:value="7.1" calcext:value-type="float">
            <text:p>7.1</text:p>
          </table:table-cell>
          <table:table-cell table:formula="of:=[.$H$19] * [.$G$29] + [.$H$20]" office:value-type="float" office:value="12.569230281612" calcext:value-type="float">
            <text:p>12.569230281612</text:p>
          </table:table-cell>
          <table:table-cell/>
          <table:table-cell table:formula="of:=INDEX([.$D$22:.$D$31]; 8; 1)" office:value-type="float" office:value="7.1" calcext:value-type="float">
            <text:p>7.1</text:p>
          </table:table-cell>
          <table:table-cell table:formula="of:=[.$K$19] * [.$J$29] + [.$K$20]" office:value-type="float" office:value="12.5796912885691" calcext:value-type="float">
            <text:p>12.5796912885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INDEX([.$D$22:.$D$31]; 9; 1)" office:value-type="float" office:value="8.5" calcext:value-type="float">
            <text:p>8.5</text:p>
          </table:table-cell>
          <table:table-cell table:formula="of:=[.$H$19] * [.$G$30] + [.$H$20]" office:value-type="float" office:value="14.1522479833917" calcext:value-type="float">
            <text:p>14.1522479833917</text:p>
          </table:table-cell>
          <table:table-cell/>
          <table:table-cell table:formula="of:=INDEX([.$D$22:.$D$31]; 9; 1)" office:value-type="float" office:value="8.5" calcext:value-type="float">
            <text:p>8.5</text:p>
          </table:table-cell>
          <table:table-cell table:formula="of:=[.$K$19] * [.$J$30] + [.$K$20]" office:value-type="float" office:value="12.3881982852887" calcext:value-type="float">
            <text:p>12.3881982852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table:formula="of:=INDEX([.$D$22:.$D$31]; 10; 1)" office:value-type="float" office:value="9.7" calcext:value-type="float">
            <text:p>9.7</text:p>
          </table:table-cell>
          <table:table-cell table:formula="of:=[.$H$19] * [.$G$31] + [.$H$20]" office:value-type="float" office:value="15.5091202992029" calcext:value-type="float">
            <text:p>15.5091202992029</text:p>
          </table:table-cell>
          <table:table-cell/>
          <table:table-cell table:formula="of:=INDEX([.$D$22:.$D$31]; 10; 1)" office:value-type="float" office:value="9.7" calcext:value-type="float">
            <text:p>9.7</text:p>
          </table:table-cell>
          <table:table-cell table:formula="of:=[.$K$19] * [.$J$31] + [.$K$20]" office:value-type="float" office:value="12.224061425334" calcext:value-type="float">
            <text:p>12.2240614253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08:09.001766814</meta:creation-date>
    <dc:date>2018-10-02T10:42:32.074387515</dc:date>
    <meta:editing-duration>PT3M11S</meta:editing-duration>
    <meta:editing-cycles>1</meta:editing-cycles>
    <meta:document-statistic meta:table-count="1" meta:cell-count="145" meta:object-count="0"/>
    <meta:generator>LibreOffice/6.0.6.2$Linux_X86_64 LibreOffice_project/00m0$Build-2</meta:generator>
  </office:meta>
</office:document-meta>
</file>